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d0ed1" officeooo:paragraph-rsid="001d0ed1"/>
    </style:style>
    <style:style style:name="P2" style:family="paragraph" style:parent-style-name="Standard">
      <style:text-properties style:font-name="Courier New" fo:font-weight="bold" officeooo:rsid="001d0ed1" officeooo:paragraph-rsid="001d0ed1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20cf81" officeooo:paragraph-rsid="0020cf81" style:font-weight-asian="bold" style:font-weight-complex="bold"/>
    </style:style>
    <style:style style:name="P4" style:family="paragraph" style:parent-style-name="Standard">
      <style:text-properties style:font-name="Courier New" fo:font-weight="normal" officeooo:rsid="001d0ed1" officeooo:paragraph-rsid="001d0ed1" style:font-weight-asian="normal" style:font-weight-complex="normal"/>
    </style:style>
    <style:style style:name="P5" style:family="paragraph" style:parent-style-name="Standard">
      <style:text-properties style:font-name="Courier New" fo:font-weight="normal" officeooo:rsid="0020cf81" officeooo:paragraph-rsid="0020cf81" style:font-weight-asian="normal" style:font-weight-complex="normal"/>
    </style:style>
    <style:style style:name="P6" style:family="paragraph" style:parent-style-name="Standard">
      <style:text-properties style:font-name="Courier New" style:text-underline-style="none" fo:font-weight="normal" officeooo:rsid="001d0ed1" officeooo:paragraph-rsid="001d0ed1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20cf81" officeooo:paragraph-rsid="0020cf81" style:font-weight-asian="normal" style:font-weight-complex="normal"/>
    </style:style>
    <style:style style:name="P8" style:family="paragraph" style:parent-style-name="Standard">
      <style:text-properties style:font-name="Courier New" style:text-underline-style="none" fo:font-weight="bold" officeooo:rsid="001d0ed1" officeooo:paragraph-rsid="001d0ed1" style:font-weight-asian="bold" style:font-weight-complex="bold"/>
    </style:style>
    <style:style style:name="P9" style:family="paragraph" style:parent-style-name="Standard">
      <style:text-properties style:font-name="Courier New" officeooo:rsid="00083627" officeooo:paragraph-rsid="0008362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ctividad 4.8</text:p>
      <text:p text:style-name="P1"/>
      <text:p text:style-name="P9">Ángel García Pérez</text:p>
      <text:p text:style-name="P1"/>
      <text:p text:style-name="P2">Ejercicio 1</text:p>
      <text:p text:style-name="P2"/>
      <text:p text:style-name="P4">Empleados (<text:span text:style-name="T1">#id</text:span><text:span text:style-name="T2">, fecha_nac, </text:span><text:span text:style-name="T3">email</text:span><text:span text:style-name="T2">, </text:span><text:span text:style-name="T3">dni</text:span><text:span text:style-name="T2">, nombre, edad-d)</text:span></text:p>
      <text:p text:style-name="P4"><text:span text:style-name="T2"/></text:p>
      <text:p text:style-name="P4"><text:span text:style-name="T2">Cuidador (</text:span><text:span text:style-name="T1">#empleado_id</text:span><text:span text:style-name="T2">, fecha_contrato, fecha_fin_contrato, tipo_contrato)</text:span></text:p>
      <text:p text:style-name="P6"><text:tab/>empleado_id → Empleados (not null, B:C, M:C)</text:p>
      <text:p text:style-name="P4"><text:span text:style-name="T2"/></text:p>
      <text:p text:style-name="P4"><text:span text:style-name="T2">Guia (</text:span><text:span text:style-name="T1">#empleado_id</text:span><text:span text:style-name="T2">, titulo, especialidad, años_experiencia)</text:span></text:p>
      <text:p text:style-name="P6"><text:tab/>empleado_id → Empleados (not null, B:C, M:C)</text:p>
      <text:p text:style-name="P4"><text:span text:style-name="T2"/></text:p>
      <text:p text:style-name="P4"><text:span text:style-name="T2"/></text:p>
      <text:p text:style-name="P8">Ejercicio 2</text:p>
      <text:p text:style-name="P2"><text:span text:style-name="T2"/></text:p>
      <text:p text:style-name="P4"><text:span text:style-name="T2">Alumnos (</text:span><text:span text:style-name="T1">#id</text:span><text:span text:style-name="T2">, direccion, </text:span><text:span text:style-name="T3">dni</text:span><text:span text:style-name="T2">, apellidos, nombre)</text:span></text:p>
      <text:p text:style-name="P4"><text:span text:style-name="T2"/></text:p>
      <text:p text:style-name="P4"><text:span text:style-name="T2">ESO (</text:span><text:span text:style-name="T1">#alumno_id</text:span><text:span text:style-name="T2">, grupo, nivel, curso)</text:span></text:p>
      <text:p text:style-name="P6"><text:tab/>alumno_id → Alumnos (null, B:C, M:C)</text:p>
      <text:p text:style-name="P4"><text:span text:style-name="T2"/></text:p>
      <text:p text:style-name="P5">FP (<text:span text:style-name="T1">#alumno_id</text:span><text:span text:style-name="T2">, ciclo, nivel)</text:span></text:p>
      <text:p text:style-name="P7"><text:tab/>alumno_id → Alumnos (null, B:C, M:C)</text:p>
      <text:p text:style-name="P5"><text:span text:style-name="T2"/></text:p>
      <text:p text:style-name="P5"><text:span text:style-name="T2">Bachi (</text:span><text:span text:style-name="T1">#alumno_id</text:span><text:span text:style-name="T2">, nivel, orientacion, grupo)</text:span></text:p>
      <text:p text:style-name="P7"><text:tab/>alumno_id → Alumnos (null, B:C, M:C)</text:p>
      <text:p text:style-name="P5"><text:span text:style-name="T2"/></text:p>
      <text:p text:style-name="P5"><text:span text:style-name="T2">Alumno_realiza_practica (</text:span><text:span text:style-name="T1">#empresa_id, #alumno_id</text:span><text:span text:style-name="T2">, nombre, </text:span><text:span text:style-name="T3">cif</text:span><text:span text:style-name="T2">)</text:span></text:p>
      <text:p text:style-name="P7"><text:tab/>empresa_id → Empresas (not null, B:C, M:C)</text:p>
      <text:p text:style-name="P7"><text:tab/>alumno_id → Alumnos (null, B:C, M:C)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1:42:52.626000000</meta:creation-date>
    <dc:date>2024-12-03T09:22:11.240000000</dc:date>
    <meta:editing-duration>PT6M11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9" meta:word-count="96" meta:character-count="742" meta:non-whitespace-character-count="658"/>
  </office:meta>
</office:document-meta>
</file>